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enlo" svg:font-family="Menlo, Monaco, Consolas, 'Courier New', monospace"/>
    <style:font-face style:name="Open Sans1" svg:font-family="'Open San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office:font-face-decls>
  <office:automatic-styles>
    <style:style style:name="P1" style:family="paragraph" style:parent-style-name="Heading_20_1">
      <loext:graphic-properties draw:fill="solid" draw:fill-color="#d9d9d9"/>
      <style:paragraph-properties fo:margin-top="0.529cm" fo:margin-bottom="0.282cm" loext:contextual-spacing="false" fo:line-height="100%" fo:keep-together="auto" fo:background-color="#d9d9d9" fo:padding="0.106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262626" style:font-name="Open Sans1" fo:font-size="18pt" fo:letter-spacing="normal" fo:font-style="normal" fo:font-weight="normal"/>
    </style:style>
    <style:style style:name="P2" style:family="paragraph" style:parent-style-name="Heading_20_2">
      <loext:graphic-properties draw:fill="solid" draw:fill-color="#d9d9d9"/>
      <style:paragraph-properties fo:margin-top="0.529cm" fo:margin-bottom="0.282cm" loext:contextual-spacing="false" fo:line-height="100%" fo:background-color="#d9d9d9" fo:padding="0.247cm" fo:border="non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 style:family="paragraph" style:parent-style-name="Heading_20_2">
      <loext:graphic-properties draw:fill="solid" draw:fill-color="#d9d9d9" draw:opacity="100%"/>
      <style:paragraph-properties fo:margin-left="0cm" fo:margin-right="0cm" fo:margin-top="0.353cm" fo:margin-bottom="0.176cm" loext:contextual-spacing="false" fo:line-height="110%" fo:orphans="2" fo:widows="2" fo:text-indent="0cm" style:auto-text-indent="false" fo:background-color="#d9d9d9" fo:padding="0cm" fo:border="none"/>
      <style:text-properties fo:font-variant="normal" fo:text-transform="none" fo:color="#262626" style:font-name="Open Sans1" fo:font-size="12pt" fo:letter-spacing="normal" fo:font-style="normal" fo:font-weight="normal"/>
    </style:style>
    <style:style style:name="P4" style:family="paragraph" style:parent-style-name="Heading_20_3">
      <loext:graphic-properties draw:fill="solid" draw:fill-color="#f9f9f9"/>
      <style:paragraph-properties fo:margin-top="0.529cm" fo:margin-bottom="0.282cm" loext:contextual-spacing="false" fo:line-height="100%" fo:background-color="#f9f9f9" fo:padding="0.247cm" fo:border="non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5" style:family="paragraph" style:parent-style-name="Heading_20_3">
      <loext:graphic-properties draw:fill="solid" draw:fill-color="#f9f9f9" draw:opacity="100%"/>
      <style:paragraph-properties fo:margin-left="0cm" fo:margin-right="0cm" fo:margin-top="0.353cm" fo:margin-bottom="0.176cm" loext:contextual-spacing="false" fo:line-height="110%" fo:orphans="2" fo:widows="2" fo:text-indent="0cm" style:auto-text-indent="false" fo:background-color="#f9f9f9" fo:padding="0cm" fo:border="none"/>
      <style:text-properties fo:font-variant="normal" fo:text-transform="none" fo:color="#262626" style:font-name="Open Sans1" fo:font-size="10pt" fo:letter-spacing="normal" fo:font-style="normal" fo:font-weight="normal"/>
    </style:style>
    <style:style style:name="P6" style:family="paragraph" style:parent-style-name="Heading_20_4">
      <loext:graphic-properties draw:fill="solid" draw:fill-color="#ffffff"/>
      <style:paragraph-properties fo:margin-top="0.282cm" fo:margin-bottom="0.282cm" loext:contextual-spacing="false" fo:line-height="100%" fo:keep-together="auto" fo:background-color="#ffffff"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 style:family="paragraph" style:parent-style-name="Heading_20_4">
      <style:paragraph-properties fo:margin-left="0cm" fo:margin-right="0cm" fo:margin-top="0.176cm" fo:margin-bottom="0.176cm" loext:contextual-spacing="false" fo:line-height="110%" fo:orphans="2" fo:widows="2" fo:text-indent="0cm" style:auto-text-indent="false"/>
      <style:text-properties fo:font-variant="normal" fo:text-transform="none" fo:color="#262626" style:font-name="Open Sans1" fo:font-size="10pt" fo:letter-spacing="normal" fo:font-style="normal" fo:font-weight="normal"/>
    </style:style>
    <style:style style:name="P8" style:family="paragraph" style:parent-style-name="Preformatted_20_Text">
      <loext:graphic-properties draw:fill="solid" draw:fill-color="#f5f5f5" draw:opacity="100%"/>
      <style:paragraph-properties fo:margin-left="0cm" fo:margin-right="0cm" fo:margin-top="0cm" fo:margin-bottom="0.176cm" loext:contextual-spacing="false" fo:line-height="142%" fo:orphans="2" fo:widows="2" fo:text-indent="0cm" style:auto-text-indent="false" fo:background-color="#f5f5f5" fo:padding-left="0.159cm" fo:padding-right="0cm" fo:padding-top="0.159cm" fo:padding-bottom="0.159cm" fo:border-left="0.06pt solid #cccccc" fo:border-right="none" fo:border-top="0.06pt solid #cccccc" fo:border-bottom="0.06pt solid #cccccc"/>
    </style:style>
    <style:style style:name="P9" style:family="paragraph" style:parent-style-name="Preformatted_20_Text">
      <loext:graphic-properties draw:fill="solid" draw:fill-color="#f5f5f5" draw:opacity="100%"/>
      <style:paragraph-properties fo:margin-top="0cm" fo:margin-bottom="0.176cm" loext:contextual-spacing="false" fo:line-height="142%" fo:orphans="2" fo:widows="2" fo:background-color="#f5f5f5" fo:padding-left="0.159cm" fo:padding-right="0cm" fo:padding-top="0.159cm" fo:padding-bottom="0.159cm" fo:border-left="0.06pt solid #cccccc" fo:border-right="none" fo:border-top="0.06pt solid #cccccc" fo:border-bottom="0.06pt solid #cccccc"/>
    </style:style>
    <style:style style:name="P10" style:family="paragraph" style:parent-style-name="Text_20_body">
      <style:paragraph-properties fo:margin-left="0cm" fo:margin-right="0cm" fo:margin-top="0cm" fo:margin-bottom="0.176cm" loext:contextual-spacing="false" fo:orphans="2" fo:widows="2" fo:text-indent="0cm" style:auto-text-indent="false"/>
      <style:text-properties fo:font-variant="normal" fo:text-transform="none" fo:color="#262626" style:font-name="Open Sans1" fo:font-size="8.5pt" fo:letter-spacing="normal" fo:font-style="normal" fo:font-weight="normal"/>
    </style:style>
    <style:style style:name="P11" style:family="paragraph" style:parent-style-name="Text_20_body">
      <style:paragraph-properties fo:margin-left="0cm" fo:margin-right="0cm" fo:margin-top="0cm" fo:margin-bottom="0.176cm" loext:contextual-spacing="false" fo:orphans="2" fo:widows="2" fo:text-indent="0cm" style:auto-text-indent="false"/>
    </style:style>
    <style:style style:name="P12" style:family="paragraph" style:parent-style-name="Text_20_body" style:list-style-name="L1">
      <style:paragraph-properties fo:margin-top="0cm" fo:margin-bottom="0.176cm" loext:contextual-spacing="false" fo:orphans="2" fo:widows="2"/>
    </style:style>
    <style:style style:name="P13" style:family="paragraph" style:parent-style-name="Text_20_body" style:list-style-name="L3">
      <style:paragraph-properties fo:margin-top="0cm" fo:margin-bottom="0.176cm" loext:contextual-spacing="false" fo:orphans="2" fo:widows="2"/>
    </style:style>
    <style:style style:name="P14" style:family="paragraph" style:parent-style-name="Text_20_body" style:list-style-name="L1">
      <style:paragraph-properties fo:margin-top="0cm" fo:margin-bottom="0.176cm" loext:contextual-spacing="false" fo:orphans="2" fo:widows="2"/>
      <style:text-properties fo:font-variant="normal" fo:text-transform="none" fo:color="#262626" style:font-name="Open Sans1" fo:font-size="8.5pt" fo:letter-spacing="normal" fo:font-style="normal" fo:font-weight="normal"/>
    </style:style>
    <style:style style:name="P15" style:family="paragraph" style:parent-style-name="Text_20_body" style:list-style-name="L2">
      <style:paragraph-properties fo:margin-top="0cm" fo:margin-bottom="0.176cm" loext:contextual-spacing="false" fo:orphans="2" fo:widows="2"/>
      <style:text-properties fo:font-variant="normal" fo:text-transform="none" fo:color="#262626" style:font-name="Open Sans1" fo:font-size="8.5pt" fo:letter-spacing="normal" fo:font-style="normal" fo:font-weight="normal"/>
    </style:style>
    <style:style style:name="P16" style:family="paragraph" style:parent-style-name="Text_20_body" style:list-style-name="L3">
      <style:paragraph-properties fo:margin-top="0cm" fo:margin-bottom="0.176cm" loext:contextual-spacing="false" fo:orphans="2" fo:widows="2"/>
      <style:text-properties fo:font-variant="normal" fo:text-transform="none" fo:color="#262626" style:font-name="Open Sans1" fo:font-size="8.5pt" fo:letter-spacing="normal" fo:font-style="normal" fo:font-weight="normal"/>
    </style:style>
    <style:style style:name="P17" style:family="paragraph" style:parent-style-name="Title">
      <style:paragraph-properties>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18" style:family="paragraph" style:parent-style-name="Title">
      <style:paragraph-properties fo:margin-left="0cm" fo:margin-right="0cm" fo:margin-top="0cm" fo:margin-bottom="0cm" loext:contextual-spacing="false" fo:line-height="100%" fo:text-indent="0cm" style:auto-text-indent="false">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19" style:family="paragraph" style:parent-style-name="Title" style:master-page-name="Standard">
      <style:paragraph-properties fo:margin-left="0cm" fo:margin-right="0cm" fo:margin-top="0.423cm" fo:margin-bottom="0cm" loext:contextual-spacing="false" fo:line-height="100%" fo:text-align="center" style:justify-single-word="false" fo:text-indent="0cm" style:auto-text-indent="false" style:page-number="1">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0" style:family="paragraph" style:parent-style-name="Title">
      <style:paragraph-properties fo:margin-left="0cm" fo:margin-right="0cm" fo:text-indent="0cm" style:auto-text-indent="false">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1" style:family="paragraph" style:parent-style-name="Title">
      <style:paragraph-properties fo:margin-left="0cm" fo:margin-right="0cm" fo:text-indent="0cm" style:auto-text-indent="false" fo:break-before="page">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2" style:family="paragraph" style:parent-style-name="Title">
      <style:paragraph-properties fo:margin-top="0.423cm" fo:margin-bottom="0cm" loext:contextual-spacing="false" fo:line-height="100%"/>
    </style:style>
    <style:style style:name="P23" style:family="paragraph" style:parent-style-name="normal">
      <style:paragraph-properties>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4" style:family="paragraph" style:parent-style-name="normal">
      <style:paragraph-properties>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5" style:family="paragraph" style:parent-style-name="normal">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6" style:family="paragraph" style:parent-style-name="normal">
      <style:paragraph-properties fo:margin-left="0cm" fo:margin-right="0cm" fo:text-indent="0cm" style:auto-text-indent="false">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7" style:family="paragraph" style:parent-style-name="normal">
      <style:paragraph-properties fo:margin-left="0cm" fo:margin-right="0cm" fo:margin-top="0cm" fo:margin-bottom="0.423cm" loext:contextual-spacing="false" fo:line-height="100%" fo:text-indent="0cm" style:auto-text-indent="false">
        <style:tab-stops>
          <style:tab-stop style:position="1.289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8" style:family="paragraph" style:parent-style-name="normal">
      <loext:graphic-properties draw:fill="none" draw:fill-color="#ffffff"/>
      <style:paragraph-properties fo:margin-left="0cm" fo:margin-right="1.598cm" fo:margin-top="0cm" fo:margin-bottom="0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29" style:family="paragraph" style:parent-style-name="normal" style:list-style-name="WWNum6">
      <loext:graphic-properties draw:fill="none" draw:fill-color="#ffffff"/>
      <style:paragraph-properties fo:margin-left="1.27cm" fo:margin-right="1.598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1.25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0" style:family="paragraph" style:parent-style-name="normal" style:list-style-name="WWNum6">
      <loext:graphic-properties draw:fill="none" draw:fill-color="#ffffff"/>
      <style:paragraph-properties fo:margin-left="1.27cm" fo:margin-right="1.598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1.25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officeooo:paragraph-rsid="001c16d6"/>
    </style:style>
    <style:style style:name="P31" style:family="paragraph" style:parent-style-name="normal">
      <style:paragraph-properties fo:margin-top="0cm" fo:margin-bottom="0cm" loext:contextual-spacing="false" fo:line-height="100%">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2" style:family="paragraph" style:parent-style-name="normal">
      <style:paragraph-properties fo:margin-top="0cm" fo:margin-bottom="0cm" loext:contextual-spacing="false" fo:line-height="100%">
        <style:tab-stops>
          <style:tab-stop style:position="0.01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3" style:family="paragraph" style:parent-style-name="normal">
      <style:paragraph-properties fo:margin-top="0cm" fo:margin-bottom="0cm" loext:contextual-spacing="false" fo:line-height="100%">
        <style:tab-stops>
          <style:tab-stop style:position="0.01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size="12pt" fo:font-weight="bold" style:font-size-asian="12pt" style:font-weight-asian="bold" style:font-size-complex="12pt"/>
    </style:style>
    <style:style style:name="P34" style:family="paragraph" style:parent-style-name="normal">
      <style:paragraph-properties fo:margin-top="0cm" fo:margin-bottom="0cm" loext:contextual-spacing="false" fo:line-height="100%">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color="#4f81bd" style:font-name="Cambria" style:font-name-asian="Cambria1" style:font-name-complex="Cambria1"/>
    </style:style>
    <style:style style:name="P35" style:family="paragraph" style:parent-style-name="normal">
      <style:paragraph-properties fo:margin-top="0cm" fo:margin-bottom="0cm" loext:contextual-spacing="false" fo:line-height="100%" fo:break-before="page">
        <style:tab-stops>
          <style:tab-stop style:position="0.01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6" style:family="paragraph" style:parent-style-name="normal">
      <style:paragraph-properties fo:margin-top="0cm" fo:margin-bottom="0.212cm" loext:contextual-spacing="false" fo:line-height="100%">
        <style:tab-stops>
          <style:tab-stop style:position="0.01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7" style:family="paragraph" style:parent-style-name="normal">
      <style:paragraph-properties fo:margin-top="0cm" fo:margin-bottom="0.212cm" loext:contextual-spacing="false" fo:line-height="100%">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8" style:family="paragraph" style:parent-style-name="normal" style:list-style-name="WWNum4">
      <style:paragraph-properties fo:margin-left="1.27cm" fo:margin-right="0cm" fo:margin-top="0cm" fo:margin-bottom="0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39" style:family="paragraph" style:parent-style-name="normal" style:list-style-name="WWNum8">
      <style:paragraph-properties fo:margin-left="1.27cm" fo:margin-right="0cm" fo:margin-top="0cm" fo:margin-bottom="0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0" style:family="paragraph" style:parent-style-name="normal" style:list-style-name="WWNum11">
      <style:paragraph-properties fo:margin-left="1.27cm" fo:margin-right="0cm" fo:margin-top="0cm" fo:margin-bottom="0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1" style:family="paragraph" style:parent-style-name="normal" style:list-style-name="WWNum7">
      <style:paragraph-properties fo:margin-left="1.27cm" fo:margin-right="0cm" fo:margin-top="0cm" fo:margin-bottom="0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2" style:family="paragraph" style:parent-style-name="normal" style:list-style-name="WWNum10">
      <style:paragraph-properties fo:margin-left="1.27cm" fo:margin-right="0cm" fo:margin-top="0cm" fo:margin-bottom="0cm" loext:contextual-spacing="false" fo:line-height="100%" fo:text-indent="-0.635cm" style:auto-text-indent="false">
        <style:tab-stops>
          <style:tab-stop style:position="1.289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3" style:family="paragraph" style:parent-style-name="normal" style:list-style-name="WWNum8">
      <style:paragraph-properties fo:margin-left="1.27cm" fo:margin-right="0cm" fo:margin-top="0cm" fo:margin-bottom="0.282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4" style:family="paragraph" style:parent-style-name="normal" style:list-style-name="WWNum11">
      <style:paragraph-properties fo:margin-left="1.27cm" fo:margin-right="0cm" fo:margin-top="0cm" fo:margin-bottom="0.282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5" style:family="paragraph" style:parent-style-name="normal" style:list-style-name="WWNum7">
      <style:paragraph-properties fo:margin-left="1.27cm" fo:margin-right="0cm" fo:margin-top="0cm" fo:margin-bottom="0.282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6" style:family="paragraph" style:parent-style-name="normal" style:list-style-name="WWNum4">
      <style:paragraph-properties fo:margin-left="2.54cm" fo:margin-right="0cm" fo:margin-top="0cm" fo:margin-bottom="0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7" style:family="paragraph" style:parent-style-name="normal" style:list-style-name="WWNum4">
      <style:paragraph-properties fo:margin-left="2.54cm" fo:margin-right="0cm" fo:margin-top="0cm" fo:margin-bottom="0.212cm" loext:contextual-spacing="false" fo:line-height="100%" fo:text-indent="-0.635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8" style:family="paragraph" style:parent-style-name="normal">
      <style:paragraph-properties fo:margin-left="1.27cm" fo:margin-right="0cm" fo:margin-top="0cm" fo:margin-bottom="0.212cm" loext:contextual-spacing="false" fo:line-height="100%" fo:text-indent="0cm" style:auto-text-indent="fals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49"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style>
    <style:style style:name="P50"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51"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52"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53"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style:font-name-asian="Arial1" style:font-size-asian="11pt" style:font-style-asian="normal" style:font-weight-asian="bold" style:font-name-complex="Arial1" style:font-size-complex="11pt"/>
    </style:style>
    <style:style style:name="P54" style:family="paragraph" style:parent-style-name="normal">
      <loext:graphic-properties draw:fill="none" draw:fill-color="#ffffff"/>
      <style:paragraph-properties fo:margin-left="0cm" fo:margin-right="0cm" fo:margin-top="0cm" fo:margin-bottom="0.423cm" loext:contextual-spacing="false" fo:line-height="115%"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4f81bd" style:text-line-through-style="none" style:text-line-through-type="none" style:text-position="0% 100%" style:font-name="Cambria" fo:font-size="11pt" fo:font-style="normal" style:text-underline-style="none" fo:font-weight="bold" fo:background-color="transparent" style:font-name-asian="Cambria1" style:font-size-asian="11pt" style:font-style-asian="normal" style:font-weight-asian="bold" style:font-name-complex="Cambria1" style:font-size-complex="11pt"/>
    </style:style>
    <style:style style:name="P55" style:family="paragraph" style:parent-style-name="normal">
      <loext:graphic-properties draw:fill="none" draw:fill-color="#ffffff"/>
      <style:paragraph-properties fo:margin-left="0cm" fo:margin-right="0cm" fo:margin-top="0cm" fo:margin-bottom="0.423cm" loext:contextual-spacing="false" fo:line-height="115%" fo:text-align="end"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56"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reak-before="pag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officeooo:paragraph-rsid="001c16d6"/>
    </style:style>
    <style:style style:name="P57"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transparent" fo:padding="0cm" fo:border="none" fo:keep-with-next="auto"/>
    </style:style>
    <style:style style:name="P58"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59" style:family="paragraph" style:parent-style-name="normal">
      <loext:graphic-properties draw:fill="none" draw:fill-color="#ffffff"/>
      <style:paragraph-properties fo:margin-left="0cm" fo:margin-right="0cm" fo:margin-top="1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60" style:family="paragraph" style:parent-style-name="normal">
      <loext:graphic-properties draw:fill="none" draw:fill-color="#ffffff"/>
      <style:paragraph-properties fo:margin-left="0cm" fo:margin-right="0cm" fo:margin-top="1cm" fo:margin-bottom="0.423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61" style:family="paragraph" style:parent-style-name="normal">
      <loext:graphic-properties draw:fill="none" draw:fill-color="#ffffff"/>
      <style:paragraph-properties fo:margin-left="0cm" fo:margin-right="0cm" fo:margin-top="0cm" fo:margin-bottom="1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fo:background-color="transparent" style:font-name-asian="Arial1" style:font-size-asian="9pt" style:font-style-asian="normal" style:font-weight-asian="normal" style:font-name-complex="Arial1" style:font-size-complex="9pt"/>
    </style:style>
    <style:style style:name="P62" style:family="paragraph" style:parent-style-name="normal" style:list-style-name="WWNum1">
      <loext:graphic-properties draw:fill="none" draw:fill-color="#ffffff"/>
      <style:paragraph-properties fo:margin-left="1.27cm" fo:margin-right="0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style>
    <style:style style:name="P63" style:family="paragraph" style:parent-style-name="normal" style:list-style-name="WWNum3">
      <loext:graphic-properties draw:fill="none" draw:fill-color="#ffffff"/>
      <style:paragraph-properties fo:margin-left="1.27cm" fo:margin-right="0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64" style:family="paragraph" style:parent-style-name="normal" style:list-style-name="WWNum5">
      <loext:graphic-properties draw:fill="none" draw:fill-color="#ffffff"/>
      <style:paragraph-properties fo:margin-left="1.27cm" fo:margin-right="0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65" style:family="paragraph" style:parent-style-name="normal" style:list-style-name="WWNum2">
      <loext:graphic-properties draw:fill="none" draw:fill-color="#ffffff"/>
      <style:paragraph-properties fo:margin-left="1.27cm" fo:margin-right="0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66" style:family="paragraph" style:parent-style-name="normal" style:list-style-name="WWNum9">
      <style:paragraph-properties fo:margin-left="1.27cm" fo:margin-right="0cm" fo:margin-top="0cm" fo:margin-bottom="0cm" loext:contextual-spacing="false" fo:line-height="100%" fo:text-align="start" style:justify-single-word="false" fo:keep-together="auto" fo:orphans="2" fo:widows="2" fo:text-indent="-0.635cm" style:auto-text-indent="false" fo:keep-with-next="auto">
        <style:tab-stops>
          <style:tab-stop style:position="1.289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67" style:family="paragraph" style:parent-style-name="normal" style:list-style-name="WWNum1">
      <loext:graphic-properties draw:fill="none" draw:fill-color="#ffffff"/>
      <style:paragraph-properties fo:margin-left="1.27cm" fo:margin-right="0cm" fo:margin-top="0cm" fo:margin-bottom="0.423cm" loext:contextual-spacing="false" fo:line-height="100%" fo:text-align="start" style:justify-single-word="false" fo:keep-together="auto" fo:orphans="2" fo:widows="2" fo:text-indent="-0.635cm" style:auto-text-indent="false" fo:background-color="transparent" fo:padding="0cm" fo:border="none" fo:keep-with-next="auto"/>
    </style:style>
    <style:style style:name="P68" style:family="paragraph" style:parent-style-name="normal" style:list-style-name="WWNum3">
      <loext:graphic-properties draw:fill="none" draw:fill-color="#ffffff"/>
      <style:paragraph-properties fo:margin-left="1.27cm" fo:margin-right="0cm" fo:margin-top="0cm" fo:margin-bottom="0.423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69" style:family="paragraph" style:parent-style-name="normal" style:list-style-name="WWNum5">
      <loext:graphic-properties draw:fill="none" draw:fill-color="#ffffff"/>
      <style:paragraph-properties fo:margin-left="1.27cm" fo:margin-right="0cm" fo:margin-top="0cm" fo:margin-bottom="0.423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0" style:family="paragraph" style:parent-style-name="normal" style:list-style-name="WWNum2">
      <loext:graphic-properties draw:fill="none" draw:fill-color="#ffffff"/>
      <style:paragraph-properties fo:margin-left="1.27cm" fo:margin-right="0cm" fo:margin-top="0cm" fo:margin-bottom="0.423cm" loext:contextual-spacing="false" fo:line-height="100%" fo:text-align="start" style:justify-single-word="false" fo:keep-together="auto" fo:orphans="2" fo:widows="2" fo:text-indent="-0.635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1"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style>
    <style:style style:name="P72"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3"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reak-before="page" fo:background-color="transparent" fo:padding="0cm" fo:border="none" fo:keep-with-next="auto">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4" style:family="paragraph" style:parent-style-name="normal">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ab-stops>
          <style:tab-stop style:position="1.289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5" style:family="paragraph" style:parent-style-name="normal">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ab-stops>
          <style:tab-stop style:position="1.289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style="italic" style:font-style-asian="italic"/>
    </style:style>
    <style:style style:name="P76" style:family="paragraph" style:parent-style-name="normal">
      <style:paragraph-properties fo:margin-top="0cm" fo:margin-bottom="0.282cm" loext:contextual-spacing="false" fo:line-height="100%">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7" style:family="paragraph" style:parent-style-name="normal">
      <loext:graphic-properties draw:fill="solid" draw:fill-color="#ffffff"/>
      <style:paragraph-properties fo:margin-top="0cm" fo:margin-bottom="0.282cm" loext:contextual-spacing="false" fo:line-height="100%" fo:background-color="#ffffff">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P78" style:family="paragraph" style:parent-style-name="normal">
      <loext:graphic-properties draw:fill="none" draw:fill-color="#ffffff"/>
      <style:paragraph-properties fo:margin-left="2.29cm" fo:margin-right="0cm" fo:margin-top="0cm" fo:margin-bottom="0cm" loext:contextual-spacing="false" fo:line-height="100%" fo:text-align="center" style:justify-single-word="false" fo:keep-together="auto" fo:orphans="2" fo:widows="2" fo:text-indent="-2.29cm" style:auto-text-indent="false" fo:background-color="transparent" fo:padding="0cm" fo:border="none" fo:keep-with-next="auto"/>
    </style:style>
    <style:style style:name="P79" style:family="paragraph" style:parent-style-name="normal">
      <loext:graphic-properties draw:fill="solid" draw:fill-color="#d9d9d9"/>
      <style:paragraph-properties fo:margin-top="0.529cm" fo:margin-bottom="0.282cm" loext:contextual-spacing="false" fo:line-height="100%" fo:background-color="#d9d9d9" fo:padding="0.106cm" fo:border="none">
        <style:tab-stops>
          <style:tab-stop style:position="0.501cm"/>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tyle="italic" style:font-style-asian="italic"/>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italic" style:text-underline-style="none" fo:font-weight="normal" fo:background-color="transparent" loext:char-shading-value="0" style:font-name-asian="Arial1" style:font-size-asian="11pt" style:font-style-asian="italic"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7"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8" style:family="text">
      <style:text-properties fo:font-variant="normal" fo:text-transform="none" fo:color="#4f81bd"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9" style:family="text">
      <style:text-properties fo:font-variant="normal" fo:text-transform="none" fo:color="#4f81bd" style:text-line-through-style="none" style:text-line-through-type="none" style:text-position="0% 100%" style:font-name="Cambria" fo:font-size="11pt" fo:font-style="normal" style:text-underline-style="none" fo:font-weight="normal" officeooo:rsid="001c16d6" fo:background-color="transparent" loext:char-shading-value="0" style:font-name-asian="Cambria1" style:font-size-asian="11pt" style:font-style-asian="normal" style:font-weight-asian="normal" style:font-name-complex="Cambria1" style:font-size-complex="11pt"/>
    </style:style>
    <style:style style:name="T10" style:family="text">
      <style:text-properties fo:font-variant="normal" fo:text-transform="none" fo:color="#262626" style:font-name="Open Sans1" fo:font-size="8.5pt" fo:letter-spacing="normal" fo:font-style="normal" fo:font-weight="normal"/>
    </style:style>
    <style:style style:name="T11" style:family="text">
      <style:text-properties fo:font-variant="normal" fo:text-transform="none" fo:color="#428bca" style:text-line-through-style="none" style:text-line-through-type="none" style:font-name="Open Sans1" fo:font-size="8.5pt" fo:letter-spacing="normal" fo:font-style="normal" style:text-underline-style="none" fo:font-weight="normal" style:text-blinking="false"/>
    </style:style>
    <style:style style:name="T12" style:family="text">
      <style:text-properties fo:font-variant="normal" fo:text-transform="none" fo:color="#f8f8f2" style:font-name="Menlo" fo:font-size="6.5pt" fo:letter-spacing="normal" fo:font-style="normal" fo:font-weight="normal" fo:background-color="#23241f" loext:char-shading-value="0" loext:padding="0cm" loext:border="none"/>
    </style:style>
    <style:style style:name="T13" style:family="text">
      <style:text-properties fo:font-variant="normal" fo:text-transform="none" fo:color="#f92672" style:font-name="Menlo" fo:font-size="6.5pt" fo:letter-spacing="normal" fo:font-style="normal" fo:font-weight="normal" fo:background-color="#23241f" loext:char-shading-value="0" loext:padding="0cm" loext:border="none"/>
    </style:style>
    <style:style style:name="T14" style:family="text">
      <style:text-properties fo:font-variant="normal" fo:text-transform="none" fo:color="#75715e" style:font-name="Menlo" fo:font-size="6.5pt" fo:letter-spacing="normal" fo:font-style="normal" fo:font-weight="normal" fo:background-color="#23241f" loext:char-shading-value="0" loext:padding="0cm" loext:border="none"/>
    </style:style>
    <style:style style:name="T15" style:family="text">
      <style:text-properties fo:font-size="10pt" style:font-size-asian="10pt" style:font-size-complex="10pt"/>
    </style:style>
    <style:style style:name="T16" style:family="text">
      <style:text-properties fo:font-size="10pt" officeooo:rsid="001c16d6" style:font-size-asian="10pt" style:font-size-complex="10pt"/>
    </style:style>
    <style:style style:name="T17" style:family="text">
      <style:text-properties fo:font-size="10pt" fo:font-style="italic" style:font-size-asian="10pt" style:font-style-asian="italic" style:font-size-complex="10pt"/>
    </style:style>
    <style:style style:name="T18" style:family="text">
      <style:text-properties fo:color="#1155cc" fo:font-size="10pt" style:text-underline-style="solid" style:text-underline-width="auto" style:text-underline-color="font-color" style:font-size-asian="10pt" style:font-size-complex="10pt"/>
    </style:style>
    <style:style style:name="T19" style:family="text">
      <style:text-properties fo:color="#1155cc" style:text-underline-style="solid" style:text-underline-width="auto" style:text-underline-color="font-color"/>
    </style:style>
    <style:style style:name="T20" style:family="text">
      <style:text-properties fo:font-size="11pt" style:font-size-asian="11pt" style:font-size-complex="11pt"/>
    </style:style>
    <style:style style:name="T21" style:family="text">
      <style:text-properties fo:font-size="9pt" style:font-size-asian="9pt" style:font-size-complex="9pt"/>
    </style:style>
    <style:style style:name="T22" style:family="text">
      <style:text-properties fo:font-weight="bold" style:font-weight-asian="bold"/>
    </style:style>
    <style:style style:name="T23" style:family="text">
      <style:text-properties style:text-underline-style="none"/>
    </style:style>
    <style:style style:name="T24" style:family="text">
      <style:text-properties style:text-position="0% 100%"/>
    </style:style>
    <style:style style:name="T25" style:family="text">
      <style:text-properties fo:color="#262626" style:font-name="Open Sans" fo:font-size="10pt" fo:font-weight="normal" style:font-name-asian="Open Sans2" style:font-size-asian="10pt" style:font-weight-asian="normal" style:font-name-complex="Open Sans2" style:font-size-complex="10pt"/>
    </style:style>
    <style:style style:name="T26" style:family="text">
      <style:text-properties fo:color="#262626" style:font-name="Open Sans" fo:font-size="10pt" style:font-name-asian="Open Sans2" style:font-size-asian="10pt" style:font-name-complex="Open Sans2" style:font-size-complex="10pt"/>
    </style:style>
    <style:style style:name="T27" style:family="text">
      <style:text-properties fo:color="#428bca" style:font-name="Open Sans" fo:font-size="10pt" style:text-underline-style="solid" style:text-underline-width="auto" style:text-underline-color="font-color" style:font-name-asian="Open Sans2" style:font-size-asian="10pt" style:font-name-complex="Open Sans2" style:font-size-complex="10pt"/>
    </style:style>
    <style:style style:name="T28" style:family="text">
      <style:text-properties fo:color="#f8f8f2" style:font-name="Courier New" fo:font-size="10pt" fo:background-color="#23241f" loext:char-shading-value="0" style:font-name-asian="Courier New1" style:font-size-asian="10pt" style:font-name-complex="Courier New1" style:font-size-complex="10pt"/>
    </style:style>
    <style:style style:name="T29" style:family="text">
      <style:text-properties fo:color="#f92672" style:font-name="Courier New" fo:font-size="10pt" fo:background-color="#23241f" loext:char-shading-value="0" style:font-name-asian="Courier New1" style:font-size-asian="10pt" style:font-name-complex="Courier New1" style:font-size-complex="10pt"/>
    </style:style>
    <style:style style:name="T30" style:family="text">
      <style:text-properties fo:color="#75715e" style:font-name="Courier New" fo:font-size="10pt" fo:background-color="#23241f" loext:char-shading-value="0" style:font-name-asian="Courier New1" style:font-size-asian="10pt" style:font-name-complex="Courier New1" style:font-size-complex="10pt"/>
    </style:style>
    <style:style style:name="T31" style:family="text">
      <style:text-properties fo:color="#4f81bd" style:font-name="Cambria" style:font-name-asian="Cambria1" style:font-name-complex="Cambria1"/>
    </style:style>
    <style:style style:name="T32" style:family="text">
      <style:text-properties fo:color="#4f81bd" style:font-name="Cambria" officeooo:rsid="001c16d6" style:font-name-asian="Cambria1" style:font-name-complex="Cambria1"/>
    </style:style>
    <style:style style:name="T33" style:family="text">
      <style:text-properties fo:color="#4f81bd" style:font-name="Cambria" fo:font-weight="bold" style:font-name-asian="Cambria1" style:font-weight-asian="bold" style:font-name-complex="Cambria1"/>
    </style:style>
    <style:style style:name="T34" style:family="text">
      <style:text-properties fo:color="#ff0000" style:font-name="Cambria" style:font-name-asian="Cambria1" style:font-name-complex="Cambria1"/>
    </style:style>
    <style:style style:name="T35" style:family="text">
      <style:text-properties officeooo:rsid="001c16d6"/>
    </style:style>
    <style:style style:name="T36" style:family="text">
      <style:text-properties style:font-name="Open Sans" fo:font-size="10pt" style:font-name-asian="Open Sans2" style:font-size-asian="10pt" style:font-weight-asian="normal" style:font-name-complex="Open Sans2" style:font-size-complex="10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skarin yhteiskehittämis- ja tukipalvelusopimus</text:p>
      <text:p text:style-name="P26"/>
      <text:p text:style-name="P26"><text:span text:style-name="T1">Sopimuksen tarkoitus</text:span></text:p>
      <text:p text:style-name="P26">Oskari on avoimen lähdekoodin ohjelmistokirjasto, jonka kehittämistä edistetään yhteistyöllä. Oskari-ohjelmiston ympärille on kehittynyt organisaatioita ja toimijoita yhdistävä kehittäjäyhteisö, jonka organisaatiojäsenillä on mahdollista tulla mukaan <text:span text:style-name="T2">Oskari yhteistyön kehittämisryhmän</text:span> (eng. Joint Development Forum) toimintaan. </text:p>
      <text:p text:style-name="P26">Oskari-ohjelmistoa kehittävät organisaatiot sopivat tällä sopimuksella Oskarin lähdekoodin yhteiskehittämisestä sekä kehittämistä tukevien palveluiden järjestämisestä. </text:p>
      <text:p text:style-name="P26">Tällä sopimuksella määritellään myös Oskari yhteistyön kehittämisryhmän toiminnan periaatteet ja käytänteet. </text:p>
      <text:p text:style-name="P26">Oskari yhteistyön kehittämisryhmän juridisena osapuolena ja teknisenä koordinaattorina toimii Maanmittauslaitos. </text:p>
      <text:p text:style-name="P28"><text:span text:style-name="T3">Tämän sopimuksen </text:span>taustatietoina toimivat<text:span text:style-name="T3">:</text:span></text:p>
      <text:p text:style-name="P28"/>
      <text:list xml:id="list748483644" text:style-name="WWNum6">
        <text:list-item>
          <text:p text:style-name="P30"><text:span text:style-name="T6">Oskari</text:span><text:span text:style-name="T15"> yhteisön</text:span><text:span text:style-name="T6"> yhdessä </text:span><text:span text:style-name="T15">määrittelemät</text:span><text:span text:style-name="T6"> kehittämisen tavoitteet ja tehtävät (jä</text:span><text:span text:style-name="T15">ljempänä </text:span><text:span text:style-name="T17">Tavoitteet</text:span><text:span text:style-name="T15">), jotka on listattu sivuilla</text:span><text:span text:style-name="T6">: </text:span><text:a xlink:type="simple" xlink:href="https://oskari.org/community/community_goals" text:style-name="Internet_20_link" text:visited-style-name="Visited_20_Internet_20_Link">https://oskari.org/community/community_goals</text:a><text:span text:style-name="T7"> </text:span><text:span text:style-name="T6"><text:s/>(</text:span><text:span text:style-name="T15">Liite 1</text:span><text:span text:style-name="T6">)</text:span></text:p>
        </text:list-item>
        <text:list-item>
          <text:p text:style-name="P29"><text:span text:style-name="T6">OSGeo foundation yleiset ohjeistukset avoimen lähdekoodin projekteille </text:span><text:a xlink:type="simple" xlink:href="http://www.osgeo.org/" text:style-name="Default_20_Style" text:visited-style-name="Default_20_Style"><text:span text:style-name="T7">http://www.osgeo.org/</text:span></text:a><text:span text:style-name="T6"> </text:span></text:p>
        </text:list-item>
        <text:list-item>
          <text:p text:style-name="P29"><text:span text:style-name="T15">Oskari Project Steering Committeen (jäljempänä </text:span><text:span text:style-name="T17">PSC</text:span><text:span text:style-name="T15">) ohjeistukset lähdekoodin tuottamiselle </text:span><text:a xlink:type="simple" xlink:href="http://oskari.org/documentation/development/how-to-contribute" text:style-name="Default_20_Style" text:visited-style-name="Default_20_Style"><text:span text:style-name="T18">http://oskari.org/documentation/development/how-to-contribute</text:span></text:a><text:span text:style-name="T15"> (jäljempänä </text:span><text:span text:style-name="T17">Toimintamalli</text:span><text:span text:style-name="T15">) (Liite 2). </text:span></text:p>
        </text:list-item>
        <text:list-item>
          <text:p text:style-name="P29"><text:span text:style-name="T15">Huom! Tavoitteita ja Toimintamallia voidaan muuttaa yhteisön toiminnan muuttuessa.</text:span></text:p>
        </text:list-item>
        <text:list-item>
          <text:p text:style-name="P29"><text:span text:style-name="T6">Oskari-ohjelmiston versiot ja dokumentaatio sellaisena kuin ne ovat saatavilla </text:span><text:span text:style-name="T15">osoitteessa:</text:span><text:span text:style-name="T6"> </text:span><text:a xlink:type="simple" xlink:href="http://www.oskari.org" text:style-name="Default_20_Style" text:visited-style-name="Default_20_Style"><text:span text:style-name="T6">www.oskari.org</text:span></text:a><text:span text:style-name="T15"> </text:span></text:p>
        </text:list-item>
      </text:list>
      <text:p text:style-name="P17">Sopimusosapuolet</text:p>
      <text:p text:style-name="P31">Maanmittauslaitos, <text:tab/>Y-tunnus: 0245954-4 <text:s text:c="6"/>(jäljempänä Tekninen koordinaattori) </text:p>
      <text:p text:style-name="P31">[organisaation nimi], <text:tab/>Y-tunnus: ___________ <text:s/>(jäljempänä Hankkeen omistaja*)</text:p>
      <text:p text:style-name="P24">ovat sopineet seuraavaa.<text:line-break/></text:p>
      <text:p text:style-name="P17"><text:bookmark text:name="_jljgmp1zmqal"/><text:span text:style-name="T20">Kolmannet osapuolet</text:span></text:p>
      <text:p text:style-name="P32">Tähän sopimukseen nähden kolmansia osapuolia ovat osapuolet, jotka ovat allekirjoittaneet tätä sopimusta vastaavan Oskarin yhteiskehittämis- ja integraatiosopimuksen Teknisen koordinaattorin kanssa (jäljempänä Muiden hankkeiden omistajat)<text:line-break/></text:p>
      <text:p text:style-name="P33"/>
      <text:p text:style-name="P32"><text:span text:style-name="T21">*Hankkeen omistaja voi olla esim. Oskari-ohjelmiston käyttöä harkitseva tai ohjelmistoa jo käyttävä tai kehittävä organisaatio.</text:span></text:p>
      <text:p text:style-name="P35"><text:span text:style-name="T1">Sopimuksen kohde</text:span></text:p>
      <text:p text:style-name="P36"/>
      <text:p text:style-name="P36"><text:span text:style-name="T22">Oskari-ohjelmiston lähdekoodin tuottaminen</text:span></text:p>
      <text:p text:style-name="P36"><text:span text:style-name="T2">Tämän sopimuksen perusteella ja Toimintamallia noudattamalla Hankkeen omistaja noudattaa seuraavia ohjeistuksia tuottaessan kehittämishankkeissaan Oskari-ohjelmistoa laajentavaa tai parantavaa lähdekoodia:</text:span></text:p>
      <text:list xml:id="list4203122116" text:style-name="WWNum4">
        <text:list-item>
          <text:p text:style-name="P38">Oskari-ohjelmiston kehityssuunnitelmat ja tuotetut lähdekoodit annetaan katselmoitavaksi Tekniselle koordinaattorille, joka kommentoi ja tukee kehityshankkeiden etenemistä</text:p>
        </text:list-item>
        <text:list-item>
          <text:p text:style-name="P38">Lähdekoodin tuotanto toteutetaan Oskarin Toimintamallin mukaisesti:</text:p>
          <text:list>
            <text:list-item>
              <text:p text:style-name="P46">lähdekoodi annetaan Oskarin PSC:n hyväksyttäväksi ja päätettäväksi lisätäänkö tuotettu lähdekoodi Oskarin pääkehityslinjaan</text:p>
            </text:list-item>
            <text:list-item>
              <text:p text:style-name="P46">lähdekoodi lisensoidaan Oskari-lisenssiehtojen mukaisesti</text:p>
            </text:list-item>
            <text:list-item>
              <text:p text:style-name="P46">lähdekoodi julkaistaan ja jaellaan osana Oskari-ohjelmistoa soveltuvin osin sekä</text:p>
            </text:list-item>
            <text:list-item>
              <text:p text:style-name="P47">dokumentoidaan riittävän kattavasti jakelun, soveltamisen ja uudelleenkäytön tarpeisiin.</text:p>
            </text:list-item>
          </text:list>
        </text:list-item>
      </text:list>
      <text:p text:style-name="P48"/>
      <text:p text:style-name="P37"><text:span text:style-name="T22">Kehittämishankkeiden välinen yhteistyö</text:span></text:p>
      <text:p text:style-name="P37"><text:span text:style-name="T2">Tämän sopimuksen perusteella Hankkeen omistaja, Muiden hankkeiden omistajat ja Tekninen koordinaattori tekevät yhteistyötä:</text:span></text:p>
      <text:list xml:id="list1968310546" text:style-name="WWNum10">
        <text:list-item>
          <text:p text:style-name="P42">Oskari-ohjelmiston osioiden kehitystyön kustannusten alentamiseksi ja päällekkäisen työn tekemisen välttämiseksi,</text:p>
        </text:list-item>
        <text:list-item>
          <text:p text:style-name="P42">Oskari-ohjelmiston kehittämishankkeiden tavoitteiden, sisällön ja aikataulujen sopimiseksi,</text:p>
        </text:list-item>
        <text:list-item>
          <text:p text:style-name="P42">Kehittämishankkeissa tuotettavan lähdekoodin Oskari-ohjelmistoon integroitavien osien tunnistamiseksi ja</text:p>
        </text:list-item>
        <text:list-item>
          <text:p text:style-name="P42">Oskari-lähdekoodin ja sen dokumentaation korkean laadun varmistamiseksi.</text:p>
        </text:list-item>
      </text:list>
      <text:p text:style-name="P25"/>
      <text:p text:style-name="P20"><text:span text:style-name="T20">Oskari yhteistyön kehittämisryhmän muodostaminen</text:span></text:p>
      <text:p text:style-name="normal"><text:span text:style-name="T2">Tekninen koordinaattori ja Hankkeen omistaja edistävät yhdessä Muiden hankkeiden omistajien kanssa Oskari-yhteisön Tavoitteita ja muodostavat yhdessä Oskari yhteistyön kehittämisryhmän. </text:span></text:p>
      <text:p text:style-name="P49">Tällä sopimuksella Hankkeen omistaja saa paikan Oskari yhteistyön kehittämisryhmästä. Hankkeen omistaja maksaa vuosittain Oskari yhteistyön kehittämisryhmän määrittämän jäsenmaksun, joka sisältää myös Teknisen koordinaattorin tarjoaman tuen kehittämishankkeille. </text:p>
      <text:p text:style-name="P49">Oskari yhteistyön kehittämisryhmän tehtävät ovat seuraavat:</text:p>
      <text:list xml:id="list2507755706" text:style-name="WWNum1">
        <text:list-item>
          <text:p text:style-name="P62">P<text:span text:style-name="T3">äättää </text:span>ryhmän vuosittaisesta <text:span text:style-name="T3">toiminnasta</text:span></text:p>
        </text:list-item>
        <text:list-item>
          <text:p text:style-name="P62">Päättää ryhmän <text:span text:style-name="T3">vuotuisista jäsenmaksuista ja niiden käytöstä</text:span></text:p>
        </text:list-item>
        <text:list-item>
          <text:p text:style-name="P62">H<text:span text:style-name="T3">yväksy</text:span>ä<text:span text:style-name="T3"> mahdolliset Oskari yhteisön </text:span>Tavoitteisii<text:span text:style-name="T3">n tehtävät muutokset</text:span></text:p>
        </text:list-item>
        <text:list-item>
          <text:p text:style-name="P62">Kilpailuttaa tai valita keskuudestaan ryhmän toimintaa kehittävän viestintäkoordinaattorin</text:p>
        </text:list-item>
        <text:list-item>
          <text:p text:style-name="P62">Tuoda ryhmän tietoon Hankkeen omistajien kehittämishankkeiden tavoitteet ja aikataulut </text:p>
        </text:list-item>
        <text:list-item>
          <text:p text:style-name="P62">Koordinoida yhteistuottamista</text:p>
        </text:list-item>
        <text:list-item>
          <text:p text:style-name="P62">Viestiä yhteisön ja ryhmän toiminnasta sekä markkinoida kehityshankkeita ja Oskari-ohjelmistoa</text:p>
        </text:list-item>
        <text:list-item>
          <text:p text:style-name="P67">Järjestää vuotuinen Oskari hyödyntäjille suunnattu tapahtuma, jossa valitaan 1-2 ulkopuolista jäsentä Oskari yhteistyön kehittämisryhmään edustamaan Oskari yhteisöä</text:p>
        </text:list-item>
      </text:list>
      <text:p text:style-name="P49">Kehittämi<text:span text:style-name="T3">sryhmän jäsenet pyrkivät tekemään yhteistyötä Oskarin kehittämisen eteen noudattaen Tavoitteita ja</text:span> Toimintamallia.</text:p>
      <text:p text:style-name="P20"><text:soft-page-break/><text:span text:style-name="T20">Teknisen koordinaattorin tehtävät</text:span></text:p>
      <text:p text:style-name="P74"><text:span text:style-name="T2">Oskari yhteistyön kehittämisryhmän jäsenmaksusta allokoidaan osa Teknisen koordinaattorin tarjoamiin tukipalveluihin. Tekninen koordinaattori vastaa:</text:span></text:p>
      <text:p text:style-name="P75"/>
      <text:list xml:id="list1573892806" text:style-name="WWNum9">
        <text:list-item>
          <text:p text:style-name="P66">Teknisen tuen tarjoamisesta Hankkeen omistajalle siten, että Hankkeen omistajalla on edellytykset tuottaa laadultaan riittävää ja muilta osin soveltuvaa lähdekoodia ja dokumentaatiota. Tekninen tuki sisältää esimerkiksi ohjelmiston toiminnallisuuksien selvittämisen ja kysymyksiin vastaamisen</text:p>
        </text:list-item>
        <text:list-item>
          <text:p text:style-name="P66">Hankkeen omistajan tuottaman lähdekoodin ja dokumentaation kommentoinnista korjaustarpeiden osalta siten, että integrointi osaksi Oskaria mahdollistuu</text:p>
        </text:list-item>
        <text:list-item>
          <text:p text:style-name="P66">Hankkeen omistajan tuottaman Oskariin soveltuvan lähdekoodin integroinnista osaksi Oskaria</text:p>
        </text:list-item>
        <text:list-item>
          <text:p text:style-name="P66">Oskari kehittämisryhmän toimintaan liittyvän taloushallinnon, mahdollisten kilpailutusten ja laskutusten hoitamisesta</text:p>
        </text:list-item>
      </text:list>
      <text:p text:style-name="P27"/>
      <text:p text:style-name="P20">Lisenssiehdot ja julkaisu</text:p>
      <text:p text:style-name="P49"><text:span text:style-name="T3">Kehittämishankkeissa tuotettu, Oskari-ohjelmistoon integroitu lähdekoodi julkaistaan internetissä avoimena lähdekoodina osana Oskari-ohjelmistoa Toimintamallissa kuvatulla tavalla lisensoituna.</text:span> <text:span text:style-name="T3">Oskari-ohjelmistoon ja sen kehittämiseen liittyvä erillinen dokumentaatio julkaistaan internetissä avoimella käyttöluvalla. Muut immateriaalioikeude</text:span>t säilyvät Hankkeen omistajalla.<text:span text:style-name="T3"><text:line-break/></text:span></text:p>
      <text:p text:style-name="P20">Maksut ja korvaukset</text:p>
      <text:p text:style-name="P49"><text:span text:style-name="T3">Hankkeen omistaja </text:span>maksaa Oskari yhteistyön kehittämisryhmän jäsenyyden ja tukipalvelumaksun <text:span text:style-name="T3">siten, että </text:span>Tekninen k<text:span text:style-name="T3">oordinaattori laskuttaa Hankkeen omistajalta vuosittain Oskari yhteistyön kehittämisryhmän päättämän </text:span>summan (vuonna 20<text:span text:style-name="T35">20</text:span> jäsen- ja tukipalvelumaksu oli 5000€ (ALV 0%)<text:span text:style-name="T3">. Laskun maksuaika on 30 vrk laskun päiväyksestä.</text:span></text:p>
      <text:p text:style-name="P49"><text:span text:style-name="T3">Hankkeen omistaja ja </text:span>Tekninen k<text:span text:style-name="T3">oordinaattori voivat myös erikseen sopia, että Hankkeen omistaja osoittaa hankkeestaan osaavan työpanoksen </text:span>tukipalvelutöihin <text:span text:style-name="T3">korvaamaan </text:span>Teknisen k<text:span text:style-name="T3">oordinaattorin tarjoamaa </text:span>tukipalvelu<text:span text:style-name="T3">työtä.</text:span></text:p>
      <text:p text:style-name="P49"><text:span text:style-name="T3">Tarvittaessa </text:span>Tekninen k<text:span text:style-name="T3">oordinaattori ja Hankkeen omistaja neuvottelevat ja sopivat mahdollisesta </text:span>tukipalvelutyön <text:span text:style-name="T3">kustannusten jakamisesta keskenään, mikäli </text:span>Tekninen k<text:span text:style-name="T3">oordinaattori arvioi hankkeessa tuotetun, Oskari-ohjelmistoon soveltuvan lähdekoodin integroinnin kustannukset tukipalvelutyön piiriin kuuluvaa työtä suur</text:span>emmaksi<text:span text:style-name="T3">. Tästä sovitaan erikseen.</text:span></text:p>
      <text:p text:style-name="P20"/>
      <text:p text:style-name="P20">Sopimuksen siirtäminen ja muuttaminen</text:p>
      <text:p text:style-name="P49"><text:span text:style-name="T3">Hankkeen omistajalla on oikeus siirtää tämä sopimus toiselle organisaatiolle ilmoittamalla siitä kirjallisesti </text:span>Tekniselle k<text:span text:style-name="T3">oordinaattorille vähintään kuukautta ennen sopimuksen siirtymistä.</text:span></text:p>
      <text:p text:style-name="P49">Teknisellä k<text:span text:style-name="T3">oordinaattorilla on oikeus siirtää tämä sopimus toiselle organisaatiolle</text:span>.<text:span text:style-name="T3">. </text:span></text:p>
      <text:p text:style-name="P49"><text:bookmark text:name="_36xmm0jswmts"/>Teknisellä k<text:span text:style-name="T3">oordinaattorilla on oikeus tehdä sopimus</text:span> tukipalveluiden toteuttamisesta <text:span text:style-name="T3">kolmannen osapuolen kanssa. </text:span></text:p>
      <text:p text:style-name="P49"><text:bookmark text:name="_gjdgxs"/><text:soft-page-break/>Tekninen koordinaattori ja Hankkeen omistajat sopivat yhteistyössä, jos sopimus pitää uusia ja sitä muutetaan tarvittaessa yhteistyössä kaikkien sopimuksen allekirjoittaneiden Muiden hankkeiden omistajien kanssa.<text:span text:style-name="T3"><text:line-break/></text:span></text:p>
      <text:p text:style-name="P20">Erimielisyydet</text:p>
      <text:p text:style-name="P49"><text:span text:style-name="T3">Sopimusta koskevat mahdolliset erimielisyydet ratkaistaan ensisijaisesti sopimusosapuolten keskinäisin neuvotteluin. </text:span></text:p>
      <text:p text:style-name="P49">Jos neuvotteluteitse ei voida ratkaista erimielisyyksiä, tätä sopimusta koskevat riidat ratkaistaan Helsingin käräjäoikeudessa.<text:span text:style-name="T3"><text:line-break/></text:span></text:p>
      <text:p text:style-name="P20">Sopimuksen voimassaolo</text:p>
      <text:p text:style-name="P49"><text:span text:style-name="T3">Sopimus on voimassa toistaiseksi. </text:span></text:p>
      <text:p text:style-name="P49"><text:span text:style-name="T3">Sopimus on molemmin puolin irtisanottavissa </text:span>vähintään kolme <text:span text:style-name="T3">kuuka</text:span>utta ennen seuraavan toimintajakson alkamista<text:span text:style-name="T3">. Toimintajakso alkaa aina vuoden alussa tammikuun 1. päivä. Irtisanominen on tehtävä kirjallisesti ja saatettava todistettavasti toisen sopimusosapuolen tietoon. </text:span></text:p>
      <text:p text:style-name="P57"><text:span text:style-name="T3">Sopimusosapuolella on oikeus purkaa sopimus ilman irtisanomisaikaa, jos toinen osapuoli rikkoo sopimusehtoja.</text:span></text:p>
      <text:p text:style-name="P58"/>
      <text:p text:style-name="P57"><text:span text:style-name="T3">Sopimuksen irtisanominen ei vapauta Hankkeen omistajaa velvollisuudesta maksaa verkoston tukipalvelumaksua irtisanomista edeltävältä ajalta.</text:span></text:p>
      <text:p text:style-name="P57"/>
      <text:p text:style-name="P22"><text:bookmark text:name="_szj3vlo2zne1"/>Vahingonkorvaus ja vastuunrajoitus<text:span text:style-name="T24"><text:line-break/></text:span></text:p>
      <text:p text:style-name="P23">(1) Sopijapuolella on oikeus saada vahingonkorvausta toisen sopijapuolen sopimusrikkomuksesta aiheutuneesta välittömästä vahingosta. Vahingonkorvaus on enintään Oskari yhteistyön kehittämisryhmän vuosittain vahvistaman jäsen- ja tukipalvelumaksun suuruinen (vuonna 2017 5000 euroa).<text:line-break/>(2) Sopijapuoli ei vastaa toisen sopijapuolen tietojen tai tiedostojen tuhoutumisesta, katoamisesta tai muuttumisesta ja tästä aiheutuneista kuluista, kuten tietojen ja tiedostojen uudelleen luomisen aiheuttamista kustannuksista.<text:line-break/>(3) Sopijapuoli ei vastaa välillisestä vahingosta.<text:line-break/>(4) Vahingonkorvausvelvollisuuden rajoitukset eivät koske tapausta, jossa sopijapuoli on aiheuttanut vahingon tahallisesti tai törkeällä huolimattomuudella, rikkonut salassapitositoumuksen, tai loukannut immateriaalioikeuksia, kopioinut tai käyttänyt tuotetta lain tai sopimuksen vastaisesti tai rikkonut vienti- ja luovutusrajoituksia.</text:p>
      <text:p text:style-name="P23"/>
      <text:p text:style-name="P20"/>
      <text:p text:style-name="P21">Allekirjoitukset</text:p>
      <text:p text:style-name="P49"><text:span text:style-name="T3">Tätä sopimusta on tehty kaksi samanlaista kappaletta, yksi kummallekin osapuolelle.</text:span></text:p>
      <text:p text:style-name="P51"/>
      <text:p text:style-name="P49"><text:span text:style-name="T4">Hankkeen omistaja</text:span></text:p>
      <text:p text:style-name="P49"><text:span text:style-name="T3">Paikka:________________________________ <text:s text:c="2"/>Aika:______________</text:span></text:p>
      <text:p text:style-name="P49"><text:span text:style-name="T3">Allekirjoitukset:</text:span></text:p>
      <text:p text:style-name="P49"><text:span text:style-name="T3"><text:s text:c="12"/>________________________________ <text:s text:c="9"/>_______________________________</text:span></text:p>
      <text:p text:style-name="P49"><text:span text:style-name="T3">Nimen selvennykset:</text:span></text:p>
      <text:p text:style-name="P49"><text:span text:style-name="T3"><text:tab/>[</text:span><text:span text:style-name="T5">Etunimi Sukunimi</text:span><text:span text:style-name="T3">]</text:span><text:tab/><text:tab/><text:tab/><text:tab/><text:tab/><text:span text:style-name="T3">[</text:span><text:span text:style-name="T5">Etunimi Sukunimi</text:span><text:span text:style-name="T3">]</text:span></text:p>
      <text:p text:style-name="P49"><text:span text:style-name="T3">Yhteyshenkilö on [</text:span><text:span text:style-name="T5">Etunimi Sukunimi</text:span><text:span text:style-name="T3">] </text:span></text:p>
      <text:p text:style-name="P51"/>
      <text:p text:style-name="P53"/>
      <text:p text:style-name="P49"><text:span text:style-name="T22">Tekninen k</text:span><text:span text:style-name="T4">oordinaattori</text:span></text:p>
      <text:p text:style-name="P49"><text:span text:style-name="T3">Paikka:________________________________ <text:s text:c="2"/>Aika:______________</text:span></text:p>
      <text:p text:style-name="P49"><text:span text:style-name="T3">Allekirjoitukset:</text:span></text:p>
      <text:p text:style-name="P49"><text:span text:style-name="T3"><text:s text:c="12"/>________________________________ <text:s text:c="9"/>_______________________________</text:span></text:p>
      <text:p text:style-name="P49"><text:span text:style-name="T3">Nimen selvennykset:</text:span></text:p>
      <text:p text:style-name="P49"><text:span text:style-name="T3"><text:tab/>[</text:span><text:span text:style-name="T5">Etunimi Sukunimi</text:span><text:span text:style-name="T3">]</text:span><text:tab/><text:tab/><text:tab/><text:tab/><text:tab/><text:span text:style-name="T3">[</text:span><text:span text:style-name="T5">Etunimi Sukunimi</text:span><text:span text:style-name="T3">]</text:span></text:p>
      <text:p text:style-name="normal">Yhteyshenkilö on [<text:span text:style-name="T2">Etunimi Sukunimi</text:span>] </text:p>
      <text:p text:style-name="P18"/>
      <text:p text:style-name="P50"/>
      <text:p text:style-name="P50"/>
      <text:p text:style-name="P56">Liite 1. Oskari yhteisön Tavoitteet (<text:span text:style-name="T35">25.8.2020</text:span>) <text:a xlink:type="simple" xlink:href="https://oskari.org/community/community_goals" text:style-name="Internet_20_link" text:visited-style-name="Visited_20_Internet_20_Link"><text:span text:style-name="T19">https://oskari.org/community/community_goals</text:span></text:a></text:p>
      <text:p text:style-name="P50"><text:span text:style-name="T15">Yhteisön roolit:<text:line-break/></text:span></text:p>
      <text:list xml:id="list3395199986" text:style-name="WWNum3">
        <text:list-item>
          <text:p text:style-name="P63"><text:span text:style-name="T15">Yhteisön jäsen: kuka tahansa toimija joka haluaa hyödyntää tai kehittää Oskari-ohjelmistoa.</text:span></text:p>
        </text:list-item>
        <text:list-item>
          <text:p text:style-name="P63"><text:span text:style-name="T15">Organisaatiojäsen: Organisaatiot, jotka haluavat edistää Oskarin hyödyntämistä. Organisaatiolistalle voi ilmoittautua </text:span><text:span text:style-name="T16">Oskari.org-</text:span><text:span text:style-name="T15">verkkosivuilla.</text:span></text:p>
        </text:list-item>
        <text:list-item>
          <text:p text:style-name="P63"><text:span text:style-name="T15">PSC eli Project Steering Committee: Vastaa Oskarin teknisestä eheydestä ja keskustelee sen kehittämisestä.</text:span></text:p>
        </text:list-item>
        <text:list-item>
          <text:p text:style-name="P63"><text:span text:style-name="T15">Oskari yhteistyön kehittämisryhmä: Joukko organisaatioita jotka haluavat kehittää Oskaria yhdessä. Ryhmän vuosimaksu on 5000€/organisaatio. Ryhmä ohjaa viestintäkoordinaattorin työtä ja saa teknistä tukea integraatiotyössä Maanmittauslaitokselta.</text:span></text:p>
        </text:list-item>
        <text:list-item>
          <text:p text:style-name="P63"><text:span text:style-name="T15">Viestintäkoordinaattori: Oskari-verkoston yhteisön kehittämistehtävät ja kehittämisryhmän toimintojen edistäminen.</text:span></text:p>
        </text:list-item>
        <text:list-item>
          <text:p text:style-name="P63"><text:span text:style-name="T15">OSGeo Foundation: Oskari on hakenut OSGeo Foundationin jäsenprojektiksi. Jos hakemus menee läpi, lähdekoodin omistajuus siirtyy OSGeolle. Tällöin pitää noudattaa myös OSGeon lisensointimäärityksiä sekä toimintatapoja.</text:span></text:p>
        </text:list-item>
        <text:list-item>
          <text:p text:style-name="P68"><text:span text:style-name="T15">Kaikki yhteisön eri toimijoiden roolit on koottu englanniksi Oskarin GitHubin wikiin.</text:span></text:p>
        </text:list-item>
      </text:list>
      <text:p text:style-name="P50"><text:span text:style-name="T15">Yhteisön tavoitteena on:<text:line-break/></text:span></text:p>
      <text:list xml:id="list3945286450" text:style-name="WWNum5">
        <text:list-item>
          <text:p text:style-name="P64"><text:span text:style-name="T15">kehittää avoimen lähdekoodin Oskari-ohjelmistoa yleiskäyttöiseksi, monipuoliseksi ja käyttäjäystävälliseksi työkaluksi paikkatiedon hyödyntämiseen</text:span></text:p>
        </text:list-item>
        <text:list-item>
          <text:p text:style-name="P64"><text:span text:style-name="T15">välttää päällekkäistä työtä sovittamalla aikataulut yhteen Oskarin kehittämissuunnitelman (Roadmap) kanssa</text:span></text:p>
        </text:list-item>
        <text:list-item>
          <text:p text:style-name="P64"><text:span text:style-name="T15">edistämällä ohjelmiston kehittämiseen tähtääviä toimenpiteitä sekä tuomalla esille toiveet jo ennen varsinaisen kehittämistyön alkamista</text:span></text:p>
        </text:list-item>
        <text:list-item>
          <text:p text:style-name="P69"><text:span text:style-name="T15">jakaa yhteisölle tietoa ja kokemuksia käynnissä ja suunnitteilla olevista kehittämishankkeista sekä ohjelmiston toimivuudesta ja mahdollisista kehittämistarpeista</text:span></text:p>
        </text:list-item>
      </text:list>
      <text:p text:style-name="P50"><text:span text:style-name="T15">Yhteisön tehtävänä on<text:line-break/></text:span></text:p>
      <text:list xml:id="list3932447489" text:style-name="WWNum2">
        <text:list-item>
          <text:p text:style-name="P65"><text:span text:style-name="T15">tutustua Oskari-ohjelmiston toimintamalliin ja ohjeistuksiin</text:span></text:p>
        </text:list-item>
        <text:list-item>
          <text:p text:style-name="P65"><text:span text:style-name="T15">tukeutua muiden yhteisön jäseniin ohjelmiston kehittämiseen tähtäävissä toimenpiteissä sekä hyödyntämisessä. Tukea kehittämiseen löytyy Oskarin sähköpostilistalta sekä ottamalla yhteyttä Project Steering Committee:n jäseniin. Suomessa hankkeiden välistä yhteistyötä tekee myös Oskari-verkoston kehittämisryhmä.</text:span></text:p>
        </text:list-item>
        <text:list-item>
          <text:p text:style-name="P65"><text:span text:style-name="T15">keskustella ohjelmiston arkkitehtuurista ja kehittää sitä arvioida ohjelmiston osana potentiaalisesti käytettävien ohjelmistojen ja tekniikan soveltuvuutta tehdä ohjelmistoon tai kehityslinjaan liittyvät parannusehdotukset suoraan GitHubiin.</text:span></text:p>
        </text:list-item>
        <text:list-item>
          <text:p text:style-name="P65"><text:span text:style-name="T15">dokumentoida kehitetyt ohjelmiston osiot selkeästi ja saattaa syntyneet uudet toiminnallisuudet Project Steering Committee:n tiedoksi</text:span></text:p>
        </text:list-item>
        <text:list-item>
          <text:p text:style-name="P70"><text:span text:style-name="T15">julkaista kehittämistyön tulokset vapaasti hyödynnettäväksi avoimena lähdekoodina noudattaen OSGeo Foundationin ja Oskari-ohjelmiston lähdekoodin lisensointia</text:span></text:p>
        </text:list-item>
      </text:list>
      <text:p text:style-name="P50"/>
      <text:p text:style-name="P50"/>
      <text:p text:style-name="P73">Liite 2: Oskari yhteisön Toimintamalli (<text:span text:style-name="T35">25.8.</text:span>20<text:span text:style-name="T35">20</text:span>): <text:a xlink:type="simple" xlink:href="http://oskari.org/documentation/development/how-to-contribute" text:style-name="Default_20_Style" text:visited-style-name="Default_20_Style"><text:span text:style-name="T19">http://oskari.org/documentation/development/how-to-contribute</text:span></text:a> </text:p>
      <text:p text:style-name="P1"><text:bookmark text:name="how-to-contribute"/><text:span text:style-name="T36">How to contribute</text:span></text:p>
      <text:p text:style-name="P10">The preferred way of contributing to Oskari codebase in a nutshell:</text:p>
      <text:list xml:id="list3864533541" text:style-name="L1">
        <text:list-item>
          <text:p text:style-name="P12"><text:span text:style-name="T10">Familiarize yourself with the </text:span><text:a xlink:type="simple" xlink:href="https://oskari.org/documentation/development/license" text:style-name="Internet_20_link" text:visited-style-name="Visited_20_Internet_20_Link"><text:span text:style-name="T11">license terms</text:span></text:a><text:span text:style-name="T10"> and submit a </text:span><text:a xlink:type="simple" xlink:href="https://github.com/oskariorg/oskari-docs/blob/master/documents/CLA.txt" text:style-name="Internet_20_link" text:visited-style-name="Visited_20_Internet_20_Link"><text:span text:style-name="T11">CLA</text:span></text:a><text:span text:style-name="T10"> if you have not done that previously</text:span></text:p>
        </text:list-item>
        <text:list-item>
          <text:p text:style-name="P14">Fork the Oskari repository you want to contribute on GitHub into your own account.</text:p>
        </text:list-item>
        <text:list-item>
          <text:p text:style-name="P12"><text:span text:style-name="T10">Develop your code in a feature branch. For the curious, here's a look of the </text:span><text:a xlink:type="simple" xlink:href="https://oskari.org/documentation/development/oskari-git-process" text:style-name="Internet_20_link" text:visited-style-name="Visited_20_Internet_20_Link"><text:span text:style-name="T11">Oskari Git process</text:span></text:a><text:span text:style-name="T10">.</text:span></text:p>
        </text:list-item>
        <text:list-item>
          <text:p text:style-name="P14">Notify us when the code is ready for QA and integration testing (GitHub pull request)</text:p>
        </text:list-item>
      </text:list>
      <text:p text:style-name="P3"><text:bookmark text:name="contributor-license-agreement"/>Contributor License Agreement</text:p>
      <text:p text:style-name="P10">Contributors are asked to provide a Contributor License Agreement for working on the project:</text:p>
      <text:p text:style-name="P11"><text:a xlink:type="simple" xlink:href="https://github.com/oskariorg/oskari-docs/blob/master/documents/CLA.txt" text:style-name="Internet_20_link" text:visited-style-name="Visited_20_Internet_20_Link"><text:span text:style-name="T11">https://github.com/oskariorg/oskari-docs/blob/master/documents/CLA.txt</text:span></text:a></text:p>
      <text:p text:style-name="P3"><text:bookmark text:name="working-with-git"/>Working with Git</text:p>
      <text:p text:style-name="P10">Code and documentation contributions are done with pull requests for the appropriate repositories (front, server, support-site). When implementing a feature you should consider if the implementation is generic in a sense that it's usable outside your customized application. If the implementation is generic it should be placed on the core-repositories. Remember you can always ask the community for opinions.</text:p>
      <text:p text:style-name="P10">If your implementation requires some external service or API that is not accessible to the public etc or if you think no-one else might not benefit from the code as it's too application-specific it propably shouldn't be in the core-repositories. The options then is use the community-repository if you feel that the code could be made more generic at a later stage (maybe even by another contributor) or the repository for your application if it's just too app-specific.</text:p>
      <text:p text:style-name="P10">Code that is not maintained will be migrated from core to the community-repository and code from community-repository can be "promoted" to the core. Mostly it's about someone maintaining the code and it being generic enough.</text:p>
      <text:p text:style-name="P11"><text:span text:style-name="T10">Check these guidelines for common errors: </text:span><text:a xlink:type="simple" xlink:href="https://oskari.org/documentation/development/guidelines" text:style-name="Internet_20_link" text:visited-style-name="Visited_20_Internet_20_Link"><text:span text:style-name="T11">Tips and Guidelines</text:span></text:a></text:p>
      <text:p text:style-name="P5"><text:bookmark text:name="setup-git-configuration"/>Setup Git configuration</text:p>
      <text:p text:style-name="P11"><text:span text:style-name="T10">Configure line endings: </text:span><text:a xlink:type="simple" xlink:href="https://help.github.com/articles/dealing-with-line-endings/" text:style-name="Internet_20_link" text:visited-style-name="Visited_20_Internet_20_Link"><text:span text:style-name="T11">https://help.github.com/articles/dealing-with-line-endings/</text:span></text:a></text:p>
      <text:p text:style-name="P10">Ignore file permissions:</text:p>
      <text:p text:style-name="P8"><text:span text:style-name="Source_20_Text"><text:span text:style-name="T12">git config --</text:span></text:span><text:span text:style-name="Source_20_Text"><text:span text:style-name="T13">global</text:span></text:span><text:span text:style-name="Source_20_Text"><text:span text:style-name="T12"> core.fileMode </text:span></text:span><text:span text:style-name="Source_20_Text"><text:span text:style-name="T13">false</text:span></text:span></text:p>
      <text:p text:style-name="P5"><text:bookmark text:name="starting"/>Starting</text:p>
      <text:p text:style-name="P11"><text:span text:style-name="T10">Fork the Oskari repository (</text:span><text:a xlink:type="simple" xlink:href="https://github.com/oskariorg/oskari-frontend" text:style-name="Internet_20_link" text:visited-style-name="Visited_20_Internet_20_Link"><text:span text:style-name="T11">oskari-frontend</text:span></text:a><text:span text:style-name="T10">, </text:span><text:a xlink:type="simple" xlink:href="https://github.com/oskariorg/oskari-server" text:style-name="Internet_20_link" text:visited-style-name="Visited_20_Internet_20_Link"><text:span text:style-name="T11">oskari-server</text:span></text:a><text:span text:style-name="T10">) you want to contribute on GitHub into your own account. Clone the Git repository on your development environment and setup the official repository as another remote.</text:span></text:p>
      <text:p text:style-name="P8"><text:span text:style-name="Source_20_Text"><text:span text:style-name="T12">git </text:span></text:span><text:span text:style-name="Source_20_Text"><text:span text:style-name="T13">clone</text:span></text:span><text:span text:style-name="Source_20_Text"><text:span text:style-name="T12"> https:</text:span></text:span><text:span text:style-name="Source_20_Text"><text:span text:style-name="T14">//github.com/{your username}/{oskari repository}.git</text:span></text:span></text:p>
      <text:p text:style-name="P9"><text:span text:style-name="Source_20_Text"><text:span text:style-name="T12">cd {oskari repository}</text:span></text:span></text:p>
      <text:p text:style-name="P9"><text:span text:style-name="Source_20_Text"><text:span text:style-name="T12">git remote add oskari https:</text:span></text:span><text:span text:style-name="Source_20_Text"><text:span text:style-name="T14">//github.com/oskariorg/{oskari repository}.git</text:span></text:span></text:p>
      <text:p text:style-name="P7"><text:bookmark text:name="or"/>OR</text:p>
      <text:p text:style-name="P10">Update your fork with the latest Oskari/continue contributing on previously initialized repository</text:p>
      <text:p text:style-name="P8"><text:soft-page-break/><text:span text:style-name="Source_20_Text"><text:span text:style-name="T12">git checkout master</text:span></text:span></text:p>
      <text:p text:style-name="P9"><text:span text:style-name="Source_20_Text"><text:span text:style-name="T12">git pull oskari master</text:span></text:span></text:p>
      <text:p text:style-name="P9"><text:span text:style-name="Source_20_Text"><text:span text:style-name="T12">git </text:span></text:span><text:span text:style-name="Source_20_Text"><text:span text:style-name="T13">push</text:span></text:span></text:p>
      <text:p text:style-name="P9"><text:span text:style-name="Source_20_Text"><text:span text:style-name="T12">git checkout develop</text:span></text:span></text:p>
      <text:p text:style-name="P9"><text:span text:style-name="Source_20_Text"><text:span text:style-name="T12">git pull oskari develop</text:span></text:span></text:p>
      <text:p text:style-name="P9"><text:span text:style-name="Source_20_Text"><text:span text:style-name="T12">git </text:span></text:span><text:span text:style-name="Source_20_Text"><text:span text:style-name="T13">push</text:span></text:span></text:p>
      <text:p text:style-name="P5"><text:bookmark text:name="developing"/>Developing</text:p>
      <text:list xml:id="list1147146622" text:style-name="L2">
        <text:list-item>
          <text:p text:style-name="P15">Fix one thing at a time - Do not batch up multiple unrelated changes into a single patch. If you want to fix multiple issues work on them separately and submit separate patches for them.</text:p>
        </text:list-item>
        <text:list-item>
          <text:p text:style-name="P15">Ensure the patch only contains changes relevant to the issue you are trying to fix. A common mistake is to include whitespace and formatting changes along with the relevant changes. These changes, while they may seem harmless, make the patch much harder to read.</text:p>
        </text:list-item>
      </text:list>
      <text:p text:style-name="P10">Starting development for a new feature on a new branch based on develop</text:p>
      <text:p text:style-name="P8"><text:span text:style-name="Source_20_Text"><text:span text:style-name="T12">git checkout develop</text:span></text:span></text:p>
      <text:p text:style-name="P9"><text:span text:style-name="Source_20_Text"><text:span text:style-name="T12">git checkout -b feature/</text:span></text:span><text:span text:style-name="Source_20_Text"><text:span text:style-name="T13">my</text:span></text:span><text:span text:style-name="Source_20_Text"><text:span text:style-name="T12">-awesome-feature</text:span></text:span></text:p>
      <text:p text:style-name="P9"><text:span text:style-name="Source_20_Text"><text:span text:style-name="T14"># code away (see coding guidelines) with git adds/commits</text:span></text:span></text:p>
      <text:p text:style-name="P9"><text:span text:style-name="Source_20_Text"><text:span text:style-name="T14"># remember lots of small commits are better than one big one</text:span></text:span></text:p>
      <text:p text:style-name="P9"><text:span text:style-name="Source_20_Text"><text:span text:style-name="T14"># also describing commit messages are better than repeating the same msg n times</text:span></text:span></text:p>
      <text:p text:style-name="P9"><text:span text:style-name="Source_20_Text"><text:span text:style-name="T12">git </text:span></text:span><text:span text:style-name="Source_20_Text"><text:span text:style-name="T13">push</text:span></text:span><text:span text:style-name="Source_20_Text"><text:span text:style-name="T12"> origin feature/</text:span></text:span><text:span text:style-name="Source_20_Text"><text:span text:style-name="T13">my</text:span></text:span><text:span text:style-name="Source_20_Text"><text:span text:style-name="T12">-awesome-feature</text:span></text:span></text:p>
      <text:p text:style-name="P10">Developing new functionality and fixing non-urgent issues should be based on the latest develop. These will be merged into master branch on the next release.</text:p>
      <text:p text:style-name="P7"><text:bookmark text:name="or-1"/>OR</text:p>
      <text:p text:style-name="P10">Fix an issue of urgency on a new branch based on master</text:p>
      <text:p text:style-name="P8"><text:span text:style-name="Source_20_Text"><text:span text:style-name="T12">git checkout master</text:span></text:span></text:p>
      <text:p text:style-name="P9"><text:span text:style-name="Source_20_Text"><text:span text:style-name="T12">git checkout -b hotfix/</text:span></text:span><text:span text:style-name="Source_20_Text"><text:span text:style-name="T13">my</text:span></text:span><text:span text:style-name="Source_20_Text"><text:span text:style-name="T12">-very-urgent-fix</text:span></text:span></text:p>
      <text:p text:style-name="P9"><text:span text:style-name="Source_20_Text"><text:span text:style-name="T14"># code away (see coding guidelines) with git adds/commits</text:span></text:span></text:p>
      <text:p text:style-name="P9"><text:span text:style-name="Source_20_Text"><text:span text:style-name="T14"># remember lots of small commits are better than one big one</text:span></text:span></text:p>
      <text:p text:style-name="P9"><text:span text:style-name="Source_20_Text"><text:span text:style-name="T14"># also describing commit messages are better than repeating the same msg n times</text:span></text:span></text:p>
      <text:p text:style-name="P9"><text:span text:style-name="Source_20_Text"><text:span text:style-name="T12">git </text:span></text:span><text:span text:style-name="Source_20_Text"><text:span text:style-name="T13">push</text:span></text:span><text:span text:style-name="Source_20_Text"><text:span text:style-name="T12"> origin hotfix/</text:span></text:span><text:span text:style-name="Source_20_Text"><text:span text:style-name="T13">my</text:span></text:span><text:span text:style-name="Source_20_Text"><text:span text:style-name="T12">-very-urgent-fix</text:span></text:span></text:p>
      <text:p text:style-name="P10">Master branch always has the latest stable release version. Only submit pull requests for master if you would like to urgently fix a bug in the latest stable version. The code will be merged into a hotfix-branch, tested, possible combined with other pull requests and the version number is increased.</text:p>
      <text:p text:style-name="P5"><text:bookmark text:name="submit-a-pull-request-on-github"/>Submit a pull request on GitHub</text:p>
      <text:list xml:id="list2024145661" text:style-name="L3">
        <text:list-item>
          <text:p text:style-name="P16">Visit your GitHub repository page and issue the pull request.</text:p>
        </text:list-item>
        <text:list-item>
          <text:p text:style-name="P16">Core developers will Review the patch and may require changes or improvements to it prior to it being accepted.</text:p>
        </text:list-item>
        <text:list-item>
          <text:p text:style-name="P16">It will be up to the submitter to amend the pull request and keep it alive until it gets merged.</text:p>
        </text:list-item>
        <text:list-item>
          <text:p text:style-name="P16">Please be patient as pull requests are often reviewed in spare time so turn-around can be a little slow.</text:p>
        </text:list-item>
        <text:list-item>
          <text:p text:style-name="P16">Make sure your code works with the latest for the branch you are working on.</text:p>
        </text:list-item>
        <text:list-item>
          <text:p text:style-name="P13"><text:span text:style-name="T10">Take a look at the </text:span><text:a xlink:type="simple" xlink:href="https://oskari.org/documentation/development/review" text:style-name="Internet_20_link" text:visited-style-name="Visited_20_Internet_20_Link"><text:span text:style-name="T11">Review guidelines</text:span></text:a></text:p>
        </text:list-item>
      </text:list>
      <text:p text:style-name="P10"><text:soft-page-break/>Last modified: Mon Aug 10 2020 15:27:39 GMT+0300 (Eastern European Summer Time)</text:p>
      <text:p text:style-name="P79"><text:span text:style-name="T25"/></text:p>
      <text:p text:style-name="P50"/>
      <text:p text:style-name="P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enlo" svg:font-family="Menlo, Monaco, Consolas, 'Courier New', monospace"/>
    <style:font-face style:name="Open Sans1" svg:font-family="'Open San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i" fo:country="FI"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i" fo:country="FI"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cm" fo:margin-bottom="0.423cm" loext:contextual-spacing="false" fo:line-height="100%" fo:text-align="start" style:justify-single-word="false" fo:orphans="2" fo:widows="2" style:writing-mode="lr-tb">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Heading_20_1" style:display-name="Heading 1" style:family="paragraph" style:parent-style-name="normal" style:next-style-name="normal" style:default-outline-level="" style:class="text">
      <style:paragraph-properties fo:margin-top="0.212cm" fo:margin-bottom="0.212cm" loext:contextual-spacing="false" fo:line-height="100%"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normal" style:default-outline-level="" style:class="text">
      <style:paragraph-properties fo:margin-left="0cm" fo:margin-right="0cm" fo:margin-top="0.423cm" fo:margin-bottom="0.423cm" loext:contextual-spacing="false" fo:line-height="100%" fo:text-indent="0cm" style:auto-text-indent="false"/>
      <style:text-properties fo:font-size="12pt" style:font-size-asian="12pt" style:font-size-complex="12pt"/>
    </style:style>
    <style:style style:name="Heading_20_3" style:display-name="Heading 3" style:family="paragraph" style:parent-style-name="normal" style:next-style-name="normal" style:default-outline-level="" style:class="text">
      <style:paragraph-properties fo:margin-left="0cm" fo:margin-right="0cm" fo:margin-top="0.423cm" fo:margin-bottom="0.423cm" loext:contextual-spacing="false" fo:line-height="100%" fo:text-indent="0cm" style:auto-text-indent="false"/>
    </style:style>
    <style:style style:name="Heading_20_4" style:display-name="Heading 4" style:family="paragraph" style:parent-style-name="normal" style:next-style-name="normal" style:default-outline-level="" style:class="text">
      <style:paragraph-properties fo:margin-left="0cm" fo:margin-right="0cm" fo:keep-together="always" fo:text-indent="0cm" style:auto-text-indent="false" fo:keep-with-next="always"/>
      <style:text-properties fo:color="#000000"/>
    </style:style>
    <style:style style:name="Heading_20_5" style:display-name="Heading 5" style:family="paragraph" style:parent-style-name="normal" style:next-style-name="normal" style:default-outline-level="" style:class="text">
      <style:paragraph-properties fo:margin-left="0cm" fo:margin-right="0cm" fo:margin-top="0.353cm" fo:margin-bottom="0.423cm" loext:contextual-spacing="false" fo:line-height="100%" fo:keep-together="always" fo:text-indent="0cm" style:auto-text-indent="false" fo:keep-with-next="always"/>
      <style:text-properties fo:color="#243f6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423cm" fo:margin-bottom="0.423cm" loext:contextual-spacing="false" fo:line-height="100%"/>
      <style:text-properties fo:font-size="12pt" fo:font-weight="bold" style:font-size-asian="12pt" style:font-weight-asian="bold" style:font-size-complex="12pt"/>
    </style:style>
    <style:style style:name="Subtitle" style:family="paragraph" style:parent-style-name="normal" style:next-style-name="normal" style:default-outline-level="" style:class="chapter">
      <style:paragraph-properties fo:margin-left="1.9cm" fo:margin-right="0cm" fo:text-indent="-4.57cm" style:auto-text-indent="false"/>
      <style:text-properties fo:color="#4f81bd"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62626" fo:font-size="13pt" style:text-underline-style="none" style:font-name-asian="Open Sans2" style:font-family-asian="'Open Sans'" style:font-family-generic-asian="system" style:font-pitch-asian="variable" style:font-size-asian="13pt" style:font-name-complex="Open Sans2" style:font-family-complex="'Open Sans'" style:font-family-generic-complex="system" style:font-pitch-complex="variable" style:font-size-complex="13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62626" fo:font-size="13pt" style:text-underline-style="none" style:font-name-asian="Open Sans2" style:font-family-asian="'Open Sans'" style:font-family-generic-asian="system" style:font-pitch-asian="variable" style:font-size-asian="13pt" style:font-name-complex="Open Sans2" style:font-family-complex="'Open Sans'" style:font-family-generic-complex="system" style:font-pitch-complex="variable" style:font-size-complex="13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62626" fo:font-size="13pt" style:text-underline-style="none" style:font-name-asian="Open Sans2" style:font-family-asian="'Open Sans'" style:font-family-generic-asian="system" style:font-pitch-asian="variable" style:font-size-asian="13pt" style:font-name-complex="Open Sans2" style:font-family-complex="'Open Sans'" style:font-family-generic-complex="system" style:font-pitch-complex="variable" style:font-size-complex="13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Open Sans'" style:font-style-name="Regular" style:font-family-generic="swiss" style:font-pitch="variable"/>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fo:font-family="'Open Sans'" style:font-style-name="Regular" style:font-family-generic="swiss" style:font-pitch="variable"/>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ulukko1" style:family="table">
      <style:table-properties style:width="17.378cm" fo:margin-left="0cm" fo:margin-top="0cm" fo:margin-bottom="0cm" table:align="left" style:writing-mode="lr-tb"/>
    </style:style>
    <style:style style:name="Taulukko1.A" style:family="table-column">
      <style:table-column-properties style:column-width="3.962cm"/>
    </style:style>
    <style:style style:name="Taulukko1.B" style:family="table-column">
      <style:table-column-properties style:column-width="9.834cm"/>
    </style:style>
    <style:style style:name="Taulukko1.C" style:family="table-column">
      <style:table-column-properties style:column-width="3.582cm"/>
    </style:style>
    <style:style style:name="Taulukko1.1" style:family="table-row">
      <style:table-row-properties style:min-row-height="0.988cm" fo:keep-together="auto"/>
    </style:style>
    <style:style style:name="Taulukko1.A1" style:family="table-cell">
      <style:table-cell-properties fo:padding-left="0.191cm" fo:padding-right="0.191cm" fo:padding-top="0cm" fo:padding-bottom="0cm" fo:border-left="none" fo:border-right="none" fo:border-top="none" fo:border-bottom="0.5pt solid #4f81bd"/>
    </style:style>
    <style:style style:name="Taulukko1.B1" style:family="table-cell">
      <style:table-cell-properties style:vertical-align="middle" fo:padding-left="0.191cm" fo:padding-right="0.191cm" fo:padding-top="0cm" fo:padding-bottom="0cm" fo:border="none"/>
    </style:style>
    <style:style style:name="Taulukko1.2" style:family="table-row">
      <style:table-row-properties style:min-row-height="0.247cm" fo:keep-together="auto"/>
    </style:style>
    <style:style style:name="Taulukko1.A2" style:family="table-cell">
      <style:table-cell-properties fo:padding-left="0.191cm" fo:padding-right="0.191cm" fo:padding-top="0cm" fo:padding-bottom="0cm" fo:border-left="none" fo:border-right="none" fo:border-top="0.5pt solid #4f81bd" fo:border-bottom="none"/>
    </style:style>
    <style:style style:name="Taulukko1.C2" style:family="table-cell">
      <style:table-cell-properties fo:padding-left="0.191cm" fo:padding-right="0.191cm" fo:padding-top="0cm" fo:padding-bottom="0cm" fo:border-left="none" fo:border-right="none" fo:border-top="0.5pt solid #4f81bd" fo:border-bottom="none"/>
    </style:style>
    <style:style style:name="MP1" style:family="paragraph" style:parent-style-name="normal">
      <loext:graphic-properties draw:fill="none" draw:fill-color="#ffffff"/>
      <style:paragraph-properties fo:margin-left="0cm" fo:margin-right="0cm" fo:margin-top="1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P2" style:family="paragraph" style:parent-style-name="normal">
      <loext:graphic-properties draw:fill="none" draw:fill-color="#ffffff"/>
      <style:paragraph-properties fo:margin-left="0cm" fo:margin-right="0cm" fo:margin-top="0cm" fo:margin-bottom="0.423cm" loext:contextual-spacing="false" fo:line-height="115%"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4f81bd" style:text-line-through-style="none" style:text-line-through-type="none" style:text-position="0% 100%" style:font-name="Cambria" fo:font-size="11pt" fo:font-style="normal" style:text-underline-style="none" fo:font-weight="bold" fo:background-color="transparent" style:font-name-asian="Cambria1" style:font-size-asian="11pt" style:font-style-asian="normal" style:font-weight-asian="bold" style:font-name-complex="Cambria1" style:font-size-complex="11pt"/>
    </style:style>
    <style:style style:name="MP3" style:family="paragraph" style:parent-style-name="normal">
      <loext:graphic-properties draw:fill="none" draw:fill-color="#ffffff"/>
      <style:paragraph-properties fo:margin-left="2.29cm" fo:margin-right="0cm" fo:margin-top="0cm" fo:margin-bottom="0cm" loext:contextual-spacing="false" fo:line-height="100%" fo:text-align="center" style:justify-single-word="false" fo:keep-together="auto" fo:orphans="2" fo:widows="2" fo:text-indent="-2.29cm" style:auto-text-indent="false" fo:background-color="transparent" fo:padding="0cm" fo:border="none" fo:keep-with-next="auto"/>
    </style:style>
    <style:style style:name="MP4" style:family="paragraph" style:parent-style-name="normal">
      <loext:graphic-properties draw:fill="none" draw:fill-color="#ffffff"/>
      <style:paragraph-properties fo:margin-left="0cm" fo:margin-right="0cm" fo:margin-top="0cm" fo:margin-bottom="0.423cm" loext:contextual-spacing="false" fo:line-height="115%" fo:text-align="end"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style>
    <style:style style:name="MP5" style:family="paragraph" style:parent-style-name="normal">
      <style:paragraph-properties fo:margin-top="0cm" fo:margin-bottom="0cm" loext:contextual-spacing="false" fo:line-height="100%">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color="#4f81bd" style:font-name="Cambria" style:font-name-asian="Cambria1" style:font-name-complex="Cambria1"/>
    </style:style>
    <style:style style:name="MP6" style:family="paragraph" style:parent-style-name="normal">
      <loext:graphic-properties draw:fill="none" draw:fill-color="#ffffff"/>
      <style:paragraph-properties fo:margin-left="0cm" fo:margin-right="0cm" fo:margin-top="0cm" fo:margin-bottom="0.423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P7" style:family="paragraph" style:parent-style-name="normal">
      <loext:graphic-properties draw:fill="none" draw:fill-color="#ffffff"/>
      <style:paragraph-properties fo:margin-left="0cm" fo:margin-right="0cm" fo:margin-top="0cm" fo:margin-bottom="1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fo:background-color="transparent" style:font-name-asian="Arial1" style:font-size-asian="9pt" style:font-style-asian="normal" style:font-weight-asian="normal" style:font-name-complex="Arial1" style:font-size-complex="9pt"/>
    </style:style>
    <style:style style:name="MP8" style:family="paragraph" style:parent-style-name="normal">
      <loext:graphic-properties draw:fill="none" draw:fill-color="#ffffff"/>
      <style:paragraph-properties fo:margin-left="0cm" fo:margin-right="0cm" fo:margin-top="1cm" fo:margin-bottom="0.423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2.29cm"/>
          <style:tab-stop style:position="4.57cm"/>
          <style:tab-stop style:position="6.862cm"/>
          <style:tab-stop style:position="9.14cm"/>
          <style:tab-stop style:position="11.432cm"/>
          <style:tab-stop style:position="13.721cm"/>
          <style:tab-stop style:position="16.002cm"/>
          <style:tab-stop style:position="18.292cm"/>
          <style:tab-stop style:position="20.572cm"/>
          <style:tab-stop style:position="22.864cm"/>
          <style:tab-stop style:position="25.142cm"/>
          <style:tab-stop style:position="27.434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T1" style:family="text">
      <style:text-properties fo:font-variant="normal" fo:text-transform="none" fo:color="#4f81bd"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MT2" style:family="text">
      <style:text-properties fo:color="#4f81bd" style:font-name="Cambria" style:font-name-asian="Cambria1" style:font-name-complex="Cambria1"/>
    </style:style>
    <style:style style:name="MT3" style:family="text">
      <style:text-properties fo:color="#4f81bd" style:font-name="Cambria" officeooo:rsid="001c16d6" style:font-name-asian="Cambria1" style:font-name-complex="Cambria1"/>
    </style:style>
    <style:style style:name="MT4" style:family="text">
      <style:text-properties fo:color="#4f81bd" style:font-name="Cambria" fo:font-weight="bold" style:font-name-asian="Cambria1" style:font-weight-asian="bold" style:font-name-complex="Cambria1"/>
    </style:style>
    <style:page-layout style:name="Mpm1">
      <style:page-layout-properties fo:page-width="21.001cm" fo:page-height="29.7cm" style:num-format="1" style:print-orientation="portrait" fo:margin-top="0cm" fo:margin-bottom="1.27cm" fo:margin-left="2cm" fo:margin-right="1.401cm" style:writing-mode="lr-tb" style:layout-grid-color="#c0c0c0" style:layout-grid-lines="251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0.732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MP2"/>
            </table:table-cell>
            <table:table-cell table:style-name="Taulukko1.B1" table:number-rows-spanned="2" office:value-type="string">
              <text:p text:style-name="MP3"><text:span text:style-name="MT1">Oskari-verkosto – </text:span><text:span text:style-name="MT2">Yhteiskehittämis- ja</text:span></text:p>
              <text:p text:style-name="MP3"><text:span text:style-name="MT2">tukipalvelusopimus </text:span><text:span text:style-name="MT1">– </text:span><text:span text:style-name="MT3">xx.xx</text:span><text:span text:style-name="MT2">.20</text:span><text:span text:style-name="MT3">xx</text:span></text:p>
            </table:table-cell>
            <table:table-cell table:style-name="Taulukko1.A1" office:value-type="string">
              <text:p text:style-name="MP4"><text:page-number text:select-page="current">7</text:page-number><text:span text:style-name="MT4">/</text:span><text:page-count>9</text:page-count></text:p>
            </table:table-cell>
          </table:table-row>
          <table:table-row table:style-name="Taulukko1.2">
            <table:table-cell table:style-name="Taulukko1.A2" office:value-type="string">
              <text:p text:style-name="MP2"/>
            </table:table-cell>
            <table:covered-table-cell/>
            <table:table-cell table:style-name="Taulukko1.C2" office:value-type="string">
              <text:p text:style-name="MP2"/>
            </table:table-cell>
          </table:table-row>
        </table:table>
        <text:p text:style-name="MP6"/>
      </style:header>
      <style:footer>
        <text:p text:style-name="MP7"/>
      </style:footer>
    </style:master-page>
    <style:master-page style:name="First_20_Page" style:display-name="First Page" style:page-layout-name="Mpm2" style:next-style-name="Standard">
      <style:header>
        <text:p text:style-name="MP8"/>
      </style:header>
      <style:footer>
        <text:p text:style-name="MP7"/>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8-25T08:44:24.838000000</dc:date>
    <meta:editing-duration>PT5M57S</meta:editing-duration>
    <meta:editing-cycles>1</meta:editing-cycles>
    <meta:document-statistic meta:table-count="1" meta:image-count="0" meta:object-count="0" meta:page-count="9" meta:paragraph-count="173" meta:word-count="2028" meta:character-count="17667" meta:non-whitespace-character-count="15772"/>
    <meta:generator>LibreOffice/6.4.4.2$Windows_X86_64 LibreOffice_project/3d775be2011f3886db32dfd395a6a6d1ca2630ff</meta:generator>
  </office:meta>
</office:document-meta>
</file>